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ffcc99" draw:marker-start-width="0.276cm" draw:marker-end-width="0.276cm" draw:fill="solid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ffff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ff0000" draw:marker-start-width="0.276cm" draw:marker-end-width="0.276cm" draw:fill="solid" draw:fill-color="#ff3333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4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3465a4" draw:marker-start-width="0.276cm" draw:marker-end-width="0.276cm" draw:fill="solid" draw:fill-color="#83ca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02cm" draw:marker-start="Arrowheads_20_1" draw:marker-start-width="0.4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Fine_20_Dashed" svg:stroke-width="0.051cm" svg:stroke-color="#333333" draw:marker-start-width="0.276cm" draw:marker-end-width="0.276cm" draw:fill="solid" draw:fill-color="#ccffcc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style="italic" fo:font-weight="bold" style:font-style-asian="italic" style:font-weight-asian="bold" style:font-style-complex="italic" style:font-weight-complex="bold"/>
    </style:style>
    <style:style style:name="P4" style:family="paragraph">
      <style:paragraph-properties fo:text-align="center"/>
      <style:text-properties fo:color="#579d1c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dd4814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579d1c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579d1c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756cm" svg:height="16.764cm" draw:transform="skewX (-0.00855211333477222) translate (6.588cm 2.524cm)">
          <text:p text:style-name="P1"><text:span text:style-name="T1">Debugging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6.67cm" svg:height="18.288cm" svg:x="1.762cm" svg:y="1.2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81cm" svg:height="1.143cm" svg:x="2.905cm" svg:y="5.191cm">
          <text:p text:style-name="P1"><text:span text:style-name="T3">Power-off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2.54cm" svg:height="2.54cm" svg:x="8.366cm" svg:y="8.62cm">
          <text:p text:style-name="P1"><text:span text:style-name="T3">Manu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" draw:id="id3" draw:layer="layout" svg:width="14.478cm" svg:height="9.652cm" svg:x="11.16cm" svg:y="7.604cm">
          <text:p text:style-name="P1"><text:span text:style-name="T3">Autonomo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4.81cm" svg:y1="6.334cm" svg:x2="8.366cm" svg:y2="9.89cm" draw:start-shape="id1" draw:start-glue-point="2" draw:end-shape="id2" draw:end-glue-point="6" svg:d="M4810 6334v3556h3556" svg:viewBox="0 0 3557 3557">
          <text:p/>
        </draw:connector>
        <draw:connector draw:style-name="gr6" draw:text-style-name="P1" draw:layer="layout" svg:x1="9.636cm" svg:y1="11.16cm" svg:x2="11.16cm" svg:y2="12.43cm" draw:start-shape="id2" draw:start-glue-point="8" draw:end-shape="id3" draw:end-glue-point="6" svg:d="M9636 11160v1270h1524" svg:viewBox="0 0 1525 1271">
          <text:p/>
        </draw:connector>
        <draw:custom-shape draw:style-name="gr7" draw:text-style-name="P4" draw:layer="layout" svg:width="4.445cm" svg:height="1.778cm" svg:x="9.763cm" svg:y="5.064cm">
          <text:p text:style-name="P1"><text:span text:style-name="T4">Logg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6.223cm" svg:height="2.286cm" svg:x="15.986cm" svg:y="3.54cm">
          <text:p text:style-name="P1"><text:span text:style-name="T4">Human Interf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5.207cm" svg:height="1.778cm" svg:x="12.303cm" svg:y="9.763cm">
          <text:p text:style-name="P1"><text:span text:style-name="T4">Cross-coun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6.096cm" svg:height="1.778cm" svg:x="18.145cm" svg:y="9.763cm">
          <text:p text:style-name="P1"><text:span text:style-name="T5">Vehicle-follow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5.588cm" svg:height="1.778cm" svg:x="12.303cm" svg:y="13.192cm">
          <text:p text:style-name="P1"><text:span text:style-name="T5">Tele-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6.096cm" svg:height="1.778cm" svg:x="18.145cm" svg:y="13.192cm">
          <text:p text:style-name="P1"><text:span text:style-name="T5">Road-follow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9T15:07:06.669274569</meta:creation-date>
    <dc:date>2015-05-21T13:59:39.740905387</dc:date>
    <meta:editing-duration>PT41M13S</meta:editing-duration>
    <meta:editing-cycles>11</meta:editing-cycles>
    <meta:generator>LibreOffice/4.2.8.2$Linux_X86_64 LibreOffice_project/420m0$Build-2</meta:generator>
    <meta:document-statistic meta:object-count="13"/>
  </office:meta>
</office:document-meta>
</file>